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9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LOGOTIPO</text:p>
          </table:table-cell>
        </table:table-row>
        <table:table-row table:style-name="ro1">
          <table:table-cell office:value-type="string" calcext:value-type="string">
            <text:p>PROMPT INICIAL </text:p>
          </table:table-cell>
        </table:table-row>
        <table:table-row table:style-name="ro1">
          <table:table-cell office:value-type="string" calcext:value-type="string">
            <text:p>VERCEL Y GITHUB</text:p>
          </table:table-cell>
        </table:table-row>
        <table:table-row table:style-name="ro1">
          <table:table-cell office:value-type="string" calcext:value-type="string">
            <text:p>PROMPT VENTAS</text:p>
          </table:table-cell>
        </table:table-row>
        <table:table-row table:style-name="ro1">
          <table:table-cell office:value-type="string" calcext:value-type="string">
            <text:p>SPEECH VENTAS</text:p>
          </table:table-cell>
        </table:table-row>
      </table:table>
      <table:table table:name="PASOS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Perfecto, **test con familia/amigos** es el camino ideal para validar rápido. Con 60k archivos en Obsidian, **crea vault NUEVO** limpio para LustinIA y muévelo después 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 Plan TEST inmediato (3 horas máx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 1. Vault nuevo para ventas (15 min)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 office:value-type="string" calcext:value-type="string">
            <text:p>LustinIA-Nuevo/</text:p>
          </table:table-cell>
        </table:table-row>
        <table:table-row table:style-name="ro1">
          <table:table-cell office:value-type="string" calcext:value-type="string">
            <text:p>├── 01-Agentes/</text:p>
          </table:table-cell>
        </table:table-row>
        <table:table-row table:style-name="ro1">
          <table:table-cell office:value-type="string" calcext:value-type="string">
            <text:p>│ <text:s text:c="2"/>└── Icaros-IA-ventas.md <text:s/>← script de intro</text:p>
          </table:table-cell>
        </table:table-row>
        <table:table-row table:style-name="ro1">
          <table:table-cell office:value-type="string" calcext:value-type="string">
            <text:p>├── 02-Tecnicas/</text:p>
          </table:table-cell>
        </table:table-row>
        <table:table-row table:style-name="ro1">
          <table:table-cell office:value-type="string" calcext:value-type="string">
            <text:p>│ <text:s text:c="2"/>└── intro-amigos-familia.md</text:p>
          </table:table-cell>
        </table:table-row>
        <table:table-row table:style-name="ro1">
          <table:table-cell office:value-type="string" calcext:value-type="string">
            <text:p>└── 03-Tests/</text:p>
          </table:table-cell>
        </table:table-row>
        <table:table-row table:style-name="ro1">
          <table:table-cell office:value-type="string" calcext:value-type="string">
            <text:p><text:s text:c="4"/>└── logs-llamadas.md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 office:value-type="string" calcext:value-type="string">
            <text:p>**Copia 2–3 notas clave del viejo vault** → ya tienes “cerebro” mínimo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 2. Script de intro “Icaros” (LISTO)</text:p>
          </table:table-cell>
        </table:table-row>
        <table:table-row table:style-name="ro1">
          <table:table-cell office:value-type="string" calcext:value-type="string">
            <text:p>**Para WhatsApp/llamada** (cópialo a tu Chatlin)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 office:value-type="string" calcext:value-type="string">
            <text:p>¡Hola! Soy **Icaros**, agente de IA de ventas creado por [tu nombre]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🧠 **Mi misión**: ayudar negocios locales a recuperar clientes y aumentar venta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📞 **Hoy te llamo para probar**:</text:p>
          </table:table-cell>
        </table:table-row>
        <table:table-row table:style-name="ro1">
          <table:table-cell office:value-type="string" calcext:value-type="string">
            <text:p>1. ¿Tienes 30 seg para feedback?</text:p>
          </table:table-cell>
        </table:table-row>
        <table:table-row table:style-name="ro1">
          <table:table-cell office:value-type="string" calcext:value-type="string">
            <text:p>2. ¿Qué te parece la idea de IA que llama clientes por ti?</text:p>
          </table:table-cell>
        </table:table-row>
        <table:table-row table:style-name="ro1">
          <table:table-cell office:value-type="string" calcext:value-type="string">
            <text:p>3. ¿Invertirías en esto para tu negocio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💡 **Feedback rápido**: responde SÍ/NO o dime qué mejorar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¡Gracias por probar! 🤖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 3. Twilio WhatsApp (30 min, YA)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 office:value-type="string" calcext:value-type="string">
            <text:p>1. Twilio.com → Sign up → WhatsApp Sandbox (gratis)</text:p>
          </table:table-cell>
        </table:table-row>
        <table:table-row table:style-name="ro1">
          <table:table-cell office:value-type="string" calcext:value-type="string">
            <text:p>2. Tu Chatlin recibe webhook POST con mensajes WhatsApp</text:p>
          </table:table-cell>
        </table:table-row>
        <table:table-row table:style-name="ro1">
          <table:table-cell office:value-type="string" calcext:value-type="string">
            <text:p>3. Copia webhook URL de tu backend → pégalo en Twilio</text:p>
          </table:table-cell>
        </table:table-row>
        <table:table-row table:style-name="ro1">
          <table:table-cell office:value-type="string" calcext:value-type="string">
            <text:p>4. Prueba: envía WhatsApp al sandbox → tu Icaros responde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# 4. Twilio Llamada de voz (1 hora)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 office:value-type="string" calcext:value-type="string">
            <text:p>1. Twilio Phone Number (trial gratis México)</text:p>
          </table:table-cell>
        </table:table-row>
        <table:table-row table:style-name="ro1">
          <table:table-cell office:value-type="string" calcext:value-type="string">
            <text:p>2. Backend maneja:</text:p>
          </table:table-cell>
        </table:table-row>
        <table:table-row table:style-name="ro1">
          <table:table-cell office:value-type="string" calcext:value-type="string">
            <text:p><text:s text:c="3"/>- Voz → texto (Twilio STT)</text:p>
          </table:table-cell>
        </table:table-row>
        <table:table-row table:style-name="ro1">
          <table:table-cell office:value-type="string" calcext:value-type="string">
            <text:p><text:s text:c="3"/>- LLM procesa con script Icaros</text:p>
          </table:table-cell>
        </table:table-row>
        <table:table-row table:style-name="ro1">
          <table:table-cell office:value-type="string" calcext:value-type="string">
            <text:p><text:s text:c="3"/>- Texto → voz (Twilio TTS o ElevenLabs)</text:p>
          </table:table-cell>
        </table:table-row>
        <table:table-row table:style-name="ro1">
          <table:table-cell office:value-type="string" calcext:value-type="string">
            <text:p>3. **Primera llamada**: solo reproduce audio pregrabado:</text:p>
          </table:table-cell>
        </table:table-row>
        <table:table-row table:style-name="ro1">
          <table:table-cell office:value-type="string" calcext:value-type="string">
            <text:p><text:s text:c="3"/>"Hola soy Icaros... [script arriba]"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 Lista exacta PARA HO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 office:value-type="string" calcext:value-type="string">
            <text:p>✅ Landing page</text:p>
          </table:table-cell>
        </table:table-row>
        <table:table-row table:style-name="ro1">
          <table:table-cell office:value-type="string" calcext:value-type="string">
            <text:p>✅ Chatlin básico</text:p>
          </table:table-cell>
        </table:table-row>
        <table:table-row table:style-name="ro1">
          <table:table-cell office:value-type="string" calcext:value-type="string">
            <text:p>⏳ [15 min] Vault nuevo + script Icaros</text:p>
          </table:table-cell>
        </table:table-row>
        <table:table-row table:style-name="ro1">
          <table:table-cell office:value-type="string" calcext:value-type="string">
            <text:p>⏳ [30 min] Twilio WhatsApp Sandbox</text:p>
          </table:table-cell>
        </table:table-row>
        <table:table-row table:style-name="ro1">
          <table:table-cell office:value-type="string" calcext:value-type="string">
            <text:p>⏳ [1h] Twilio llamada básica (audio pregrabado)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 Test con familia (mañana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**Envía a 5–10 personas**: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 office:value-type="string" calcext:value-type="string">
            <text:p>"Hola familia/amigos, prueba mi IA de ventas:</text:p>
          </table:table-cell>
        </table:table-row>
        <table:table-row table:style-name="ro1">
          <table:table-cell office:value-type="string" calcext:value-type="string">
            <text:p>WhatsApp: [sandbox number]</text:p>
          </table:table-cell>
        </table:table-row>
        <table:table-row table:style-name="ro1">
          <table:table-cell office:value-type="string" calcext:value-type="string">
            <text:p>Llamada: [tu Twilio number] (llama tú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ript: se presenta como Icaros, pide feedback inversión.</text:p>
          </table:table-cell>
        </table:table-row>
        <table:table-row table:style-name="ro1">
          <table:table-cell office:value-type="string" calcext:value-type="string">
            <text:p>¡Dime qué opinas!"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**Mide**:</text:p>
          </table:table-cell>
        </table:table-row>
        <table:table-row table:style-name="ro1">
          <table:table-cell office:value-type="string" calcext:value-type="string">
            <text:p>- ¿Contestaron?</text:p>
          </table:table-cell>
        </table:table-row>
        <table:table-row table:style-name="ro1">
          <table:table-cell office:value-type="string" calcext:value-type="string">
            <text:p>- ¿Entendieron qué es?</text:p>
          </table:table-cell>
        </table:table-row>
        <table:table-row table:style-name="ro1">
          <table:table-cell office:value-type="string" calcext:value-type="string">
            <text:p>- ¿Les gustó la voz/texto?</text:p>
          </table:table-cell>
        </table:table-row>
        <table:table-row table:style-name="ro1">
          <table:table-cell office:value-type="string" calcext:value-type="string">
            <text:p>- ¿Dirían "sí invierto"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# Siguiente (después del test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n feedback → iteramos script, voz, flujo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**¿Qué necesitas YA?** Dime: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 office:value-type="string" calcext:value-type="string">
            <text:p>1. ¿URL de tu Chatlin actual? (para webhook)</text:p>
          </table:table-cell>
        </table:table-row>
        <table:table-row table:style-name="ro1">
          <table:table-cell office:value-type="string" calcext:value-type="string">
            <text:p>2. ¿País para Twilio? (México?)</text:p>
          </table:table-cell>
        </table:table-row>
        <table:table-row table:style-name="ro1">
          <table:table-cell office:value-type="string" calcext:value-type="string">
            <text:p>3. ¿Backend de Chatlin? (Python/Flask?)</text:p>
          </table:table-cell>
        </table:table-row>
        <table:table-row table:style-name="ro1">
          <table:table-cell office:value-type="string" calcext:value-type="string">
            <text:p>```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**Te armo webhook Twilio COMPLETO** en 10 min si me das eso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¡Vamos por el test HOY! 🚀</text:p>
          </table:table-cell>
        </table:table-row>
      </table:table>
      <table:table table:name="PROMPTS" table:style-name="ta1">
        <table:table-column table:style-name="co2" table:default-cell-style-name="Default"/>
        <table:table-row table:style-name="ro1">
          <table:table-cell/>
        </table:table-row>
      </table:table>
      <table:table table:name="TOOLS" table:style-name="ta1">
        <table:table-column table:style-name="co2" table:default-cell-style-name="Default"/>
        <table:table-row table:style-name="ro1">
          <table:table-cell/>
        </table:table-row>
      </table:table>
      <table:table table:name="PENDIENTES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cuestinario preguntar para su nihco </text:p>
          </table:table-cell>
        </table:table-row>
      </table:table>
      <table:table table:name="NUMEROS PRUEBA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ero twilio</text:p>
          </table:table-cell>
          <table:table-cell table:number-columns-repeated="4"/>
          <table:table-cell office:value-type="string" calcext:value-type="string">
            <text:p>Evelin Recio</text:p>
          </table:table-cell>
        </table:table-row>
        <table:table-row table:style-name="ro1">
          <table:table-cell office:value-type="float" office:value="19282499239" calcext:value-type="float">
            <text:p>19282499239</text:p>
          </table:table-cell>
          <table:table-cell table:number-columns-repeated="4"/>
          <table:table-cell office:value-type="string" calcext:value-type="string">
            <text:p>+52 1 81 1066 735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dgar V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+52 1 81 8096 739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ge. Lara Garz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+52 1 81 3092 927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ancy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+52 1 81 8366 7176</text:p>
          </table:table-cell>
        </table:table-row>
      </table:table>
      <table:table table:name="api twilio" table:style-name="ta1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Account Sid</text:p>
          </table:table-cell>
        </table:table-row>
        <table:table-row table:style-name="ro1">
          <table:table-cell/>
          <table:table-cell office:value-type="string" calcext:value-type="string">
            <text:p>Claro, vamos paso a paso y construyamos un pitch profesional y honesto que no venda humo, sino confianza, seriedad y resultados reales.</text:p>
          </table:table-cell>
          <table:table-cell table:number-columns-repeated="10"/>
          <table:table-cell office:value-type="string" calcext:value-type="string">
            <text:p>AC49a19c74cf48037882499ff271dc003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Auth Token</text:p>
          </table:table-cell>
        </table:table-row>
        <table:table-row table:style-name="ro1">
          <table:table-cell/>
          <table:table-cell office:value-type="string" calcext:value-type="string">
            <text:p>Lo que quieres es perfecto:</text:p>
          </table:table-cell>
          <table:table-cell table:number-columns-repeated="10"/>
          <table:table-cell office:value-type="string" calcext:value-type="string">
            <text:p>Click to Hide</text:p>
          </table:table-cell>
        </table:table-row>
        <table:table-row table:style-name="ro1">
          <table:table-cell/>
          <table:table-cell office:value-type="string" calcext:value-type="string">
            <text:p>👉 Presentarte como desarrollador e ingeniero,</text:p>
          </table:table-cell>
          <table:table-cell table:number-columns-repeated="10"/>
          <table:table-cell office:value-type="string" calcext:value-type="string">
            <text:p>1bdef9177a384834a339e710fc26d61b</text:p>
          </table:table-cell>
        </table:table-row>
        <table:table-row table:style-name="ro1">
          <table:table-cell/>
          <table:table-cell office:value-type="string" calcext:value-type="string">
            <text:p>👉 ofrecer un producto orientado a objetivos medibles,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👉 y que te paguen por resultados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Aquí tienes tres cosas que te servirán hoy: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✅ 1. Elevator Pitch (muy corto)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Ideal para LinkedIn, WhatsApp o inicio de correo: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Hola, soy Luis Carlos Recio – desarrollador e ingeniero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stoy construyendo una solución de IA que automatiza comunicación y gestión comercial, enfocada en resultados medibl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¿Te mostraría un demo que te ayude a tomar una decisión esta semana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✅ 2. Correo profesional y direct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uedes copiar/pegar esto y personalizar el nombre: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Asunto: IA que produce resultados reales — ¿Hablamos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uerpo: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Hola [Nombre],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oy Luis Carlos Recio, desarrollador e ingeniero especializado en soluciones de inteligencia artificial aplicadas a procesos comerciales y de gestión de cartera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 busco venderte teoría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i enfoque es crear herramientas que generen valor tangible desde el primer día, integrándose con los sistemas que ya usas y orientadas a objetivos claros (contactos, respuestas, leads, recuperación)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oncretamente, puedo mostrarte una IA que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✔ Automatiza contactos con clientes vía WhatsApp o voz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✔ Clasifica respuestas y genera métrica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✔ Se integra con tu CRM o proceso de venta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✔ Permite medición objetiva de resultado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i te parece, me gustaría agendar una demo corta donde te muestro cómo funciona con ejemplos aplicados a tu negocio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¿Te parece hoy o mañana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Un saludo,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uis Carlos Rec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✅ 3. Opción con incentivo por objetivo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Este correo es útil si negocias pago por resultados: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Asunto: Propuesta de IA basada en resultado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uerpo: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Hola [Nombre],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oy Luis Carlos Recio, desarrollador e ingeniero en IA aplicada a procesos comercial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Quiero proponerte algo diferente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bajamos juntos, con un enfoque basado en objetivos reales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👉 No cobro por promesa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olo si la solución genera resultados medibles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Esto es lo que propongo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✔ Te entrego e instalo la I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✔ Tenemos métricas claras (ej. % de respuestas, contactos, leads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✔ Si mejora tus indicadores, cobro por rendimient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Así tú solo pagas por impacto, no por palabras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i te interesa, coordinamos una breve demo y lo revisamos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Gracias,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uis Carlos Rec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🧠 Consejos para cerrar más reunion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📌 Mantén el mensaje simpl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as personas toman decisiones rápidas cuando no hay ambigüedad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📌 Siempre ofrece demo con ejemplos reale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 una promesa, sino una demostración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📌 Preguntas de cierre suav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jemplo: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¿Te va bien a las 10:00 o prefieres 16:00?</text:p>
          </table:table-cell>
          <table:table-cell table:number-columns-repeated="11"/>
        </table:table-row>
      </table:table>
      <table:table table:name="puntos claves" table:style-name="ta1">
        <table:table-column table:style-name="co2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Sistema cognitivo empresarial que piensa, recuerda y decide como un operador humano senior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 consigo más ventas / cobros SIN contratar gente y SIN cambiar tu sistema actual.”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3 promesas claras (no técnicas)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A OPERATIVA POR OBJETIVO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Entiende tu negocio (no solo responde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ntas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Aprende con el uso (mejora con el tiempo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branza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Se adapta a tus reglas y riesg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tención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string" calcext:value-type="string">
            <text:p>Tú tienes esto:</text:p>
          </table:table-cell>
        </table:table-row>
        <table:table-row table:style-name="ro1">
          <table:table-cell/>
          <table:table-cell office:value-type="string" calcext:value-type="string">
            <text:p>Automatización básica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string" calcext:value-type="string">
            <text:p>AnchorPoints</text:p>
          </table:table-cell>
        </table:table-row>
        <table:table-row table:style-name="ro1">
          <table:table-cell/>
          <table:table-cell office:value-type="string" calcext:value-type="string">
            <text:p>💰 Cobras por objetivo, no por promesas.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string" calcext:value-type="string">
            <text:p>CRM / ERP</text:p>
          </table:table-cell>
        </table:table-row>
        <table:table-row table:style-name="ro1">
          <table:table-cell/>
          <table:table-cell office:value-type="string" calcext:value-type="string">
            <text:p>Flujo tipo: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string" calcext:value-type="string">
            <text:p>Razonamiento Verbal</text:p>
          </table:table-cell>
        </table:table-row>
        <table:table-row table:style-name="ro1">
          <table:table-cell/>
          <table:table-cell office:value-type="string" calcext:value-type="string">
            <text:p>Cliente moroso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string" calcext:value-type="string">
            <text:p>Tests WAIS</text:p>
          </table:table-cell>
        </table:table-row>
        <table:table-row table:style-name="ro1">
          <table:table-cell/>
          <table:table-cell office:value-type="string" calcext:value-type="string">
            <text:p>Cliente frío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string" calcext:value-type="string">
            <text:p>Migas de pan</text:p>
          </table:table-cell>
        </table:table-row>
        <table:table-row table:style-name="ro1">
          <table:table-cell/>
          <table:table-cell office:value-type="string" calcext:value-type="string">
            <text:p>Cliente indeciso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string" calcext:value-type="string">
            <text:p>InnerThought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ola 👋</text:p>
          </table:table-cell>
          <table:table-cell table:number-columns-repeated="9"/>
          <table:table-cell office:value-type="string" calcext:value-type="string">
            <text:p>Self-Refinement</text:p>
          </table:table-cell>
        </table:table-row>
        <table:table-row table:style-name="ro1">
          <table:table-cell/>
          <table:table-cell office:value-type="string" calcext:value-type="string">
            <text:p>Soy Luis, desarrollador de una IA que ayuda a negocios a vender más y cobrar mejor sin contratar personal.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string" calcext:value-type="string">
            <text:p>Parallel Decoding</text:p>
          </table:table-cell>
        </table:table-row>
        <table:table-row table:style-name="ro1">
          <table:table-cell/>
          <table:table-cell office:value-type="string" calcext:value-type="string">
            <text:p>Estoy haciendo pruebas con negocios reales esta semana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lo necesito 30 segundos de tu tiempo.</text:p>
          </table:table-cell>
          <table:table-cell table:number-columns-repeated="9"/>
          <table:table-cell office:value-type="string" calcext:value-type="string">
            <text:p>Correferencia robust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espóndeme estas 6 preguntas con números (ejemplo: 1,2,1,2,1,1):</text:p>
          </table:table-cell>
          <table:table-cell table:number-columns-repeated="9"/>
          <table:table-cell office:value-type="string" calcext:value-type="string">
            <text:p>Thread Ro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erfecto. Con lo que me dices, tu negocio necesita una IA que:</text:p>
          </table:table-cell>
          <table:table-cell table:number-columns-repeated="9"/>
          <table:table-cell office:value-type="string" calcext:value-type="string">
            <text:p>Clasificación activ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✔️ Automatice el seguimiento de clientes</text:p>
          </table:table-cell>
          <table:table-cell table:number-columns-repeated="9"/>
          <table:table-cell office:value-type="string" calcext:value-type="string">
            <text:p>Guardrails cognitivas (ABCD)</text:p>
          </table:table-cell>
        </table:table-row>
        <table:table-row table:style-name="ro1">
          <table:table-cell/>
          <table:table-cell office:value-type="string" calcext:value-type="string">
            <text:p>✔️ Mejore la cobranza sin confrontació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✔️ Libere tiempo operativo</text:p>
          </table:table-cell>
          <table:table-cell table:number-columns-repeated="9"/>
          <table:table-cell office:value-type="string" calcext:value-type="string">
            <text:p>Refresco manual</text:p>
          </table:table-cell>
        </table:table-row>
        <table:table-row table:style-name="ro1">
          <table:table-cell/>
          <table:table-cell office:value-type="string" calcext:value-type="string">
            <text:p>✔️ Funcione sin CRM ni cambios interno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edo mostrarte un demo funcional aplicado a tu negocio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 hay contrato largo. Solo pago por resultados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¿Te parece si lo vemos esta semana?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erfecto. Quedó clarísimo y vas **muy bien posicionado**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y a entregarte **B y C completos**, ya alineados a tu arquitectura real: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* **Lustin-IA** → IA visible en la landing (ventas / cobranza / info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**Icarus** → motor en desarrollo (ERP, CRM, RAG, orquestación, etc.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**GrupoRecio.org** → paraguas institucional (confianza, legal, futuro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Voy **directo a ejecución**, sin relleno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 🅱️ B) PROPUESTA COMERCIAL – 1 PÁGINA (LISTA PARA PDF / EMAIL / WHATSAPP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## Título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**Lustin-IA · Automatización inteligente por objetivo**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## Subtítulo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Ventas, cobranza y atención automatizada sin cambiar tu sistema actual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## ¿Qué es Lustin-IA?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Lustin-IA es un **asistente de inteligencia artificial operativo**, diseñado para interactuar con clientes reales y **generar resultados medibles** en ventas, cobranza y seguimiento, desde el primer día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unciona como la **capa inteligente** de comunicación de tu negocio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## ¿Qué problemas resuelve?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* Clientes que no responde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Cobros tardíos o incómodo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Ventas que se enfría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Procesos repetitivos que consumen tiemp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Falta de seguimiento constante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## ¿Cómo funciona?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1. El cliente interactúa con **Lustin-IA** (chat web / WhatsApp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. La IA califica intención, urgencia y context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3. Ejecuta mensajes inteligentes y seguimient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4. Escala a humano solo cuando vale la pen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*(Icarus gestiona la lógica avanzada, integraciones y aprendizaje)*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## ¿Qué NO necesitas?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* ❌ Cambiar tu CR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❌ Contratar persona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❌ Aprender sistemas complejo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❌ Promesas a largo plazo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## Modelo de trabajo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**Implementación por objetivo**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* Cuota base baja de activació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Pago variable según resultados (ventas, citas, recuperación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Sin contratos forzoso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Resultados visibles en días, no mes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## Cumplimiento y confianz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* Uso responsable de dato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Aviso de privacidad visibl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IA como asistente operativo (no sustituye asesoría legal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Desarrollado por **GrupoRecio.org**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## Siguiente paso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&gt; Te muestro un **demo aplicado a tu negocio**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&gt; (sin compromiso, sin humo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**Contacto directo:**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uis Carlos Reci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sarrollador | Grupo Recio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📌 **Esta propuesta es ideal para:**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* PYM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Servicio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Retai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Gimnasio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Despacho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Negocios con clientes recurrent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 🅲 C) FLUJO COMPLETO DEL CHAT – LUSTIN-IA (LISTO PARA CHATLING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Este flujo **NO abruma**, **NO parece bot**, **NO vende humo**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# 🟢 Mensaje inicial (landing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```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ola 👋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oy Lustin-IA, asistente inteligente de ventas y cobranza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edo ayudarte a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️⃣ Vender má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️⃣ Cobrar mejo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3️⃣ Automatizar atenció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esponde con un número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```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# 🟢 Si responde 1, 2 o 3 (cualquiera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```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erfecto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 ayudarte mejor, necesito 30 segundos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espóndeme estas 6 preguntas con número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(ejemplo: 1,2,1,2,1,1)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```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👉 Pegas **tu encuesta express tal cual**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# 🟢 Al recibir respuestas (clave del cierre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```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acias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n lo que me dices, tu negocio tiene alto potencial de mejora inmediata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Lustin-IA puede ayudarte sin cambiar tus sistemas actuales y sin contratar personal adicional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```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# 🟢 Propuesta suave (sin precio aún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```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uedo mostrarte un demo funcional aplicado a tu negocio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✔️ Venta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✔️ Cobranz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✔️ Seguimiento automático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¿Te gustaría verlo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️⃣ Sí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️⃣ N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```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# 🟢 Si responde SÍ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```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xcelent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n especialista del equipo te contactará para mostrarte el demo y definir un objetivo claro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¿Prefieres contacto por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️⃣ WhatsApp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️⃣ Llamad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```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*(Aquí entra tú como humano)*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# 🟢 Si responde NO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```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n problema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 más adelante deseas automatizar ventas o cobranza, aquí estaré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Que tengas excelente día 👋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```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 🧠 DIFERENCIADOR CLAVE (esto te separa del resto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uando te pregunten: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&gt; “¿Esto ya existe?”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u respuesta: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&gt; “Sí, pero no así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&gt; Esto trabaja por objetivo, se adapta al negocio y no obliga a cambiar sistemas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&gt; Además, yo soy el desarrollador, no un intermediario.”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Eso **mata objeciones**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 🔥 REALIDAD DEL MERCADO (honesta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En México: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* Hay **muchas agencias** que venden “IA”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**Muy pocas** que: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 text:c="2"/>* Cobren por resultado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* Tengan arquitectura propi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* Den la cara como desarrollado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 text:c="2"/>* No inflen caso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hí estás tú.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## 🚀 SIGUIENTE MOVIMIENTO (recomendado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Esta semana: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1. Publica la landing con Lustin-I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. Corre 10–20 contactos con la encuest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3. Cierra **1 demo**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4. Ejecuta **1 objetivo real**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5. Ese cliente te paga **todo el mes**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i quieres, en el próximo mensaje puedo: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* Escribirte el **speech exacto para el demo en vivo**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Diseñar el **primer caso de uso real (ventas o cobranza)**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* Prepararte el **mensaje para LinkedIn / WhatsApp frío**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Esto ya no es idea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sto es **ejecución real**.</text:p>
          </table:table-cell>
          <table:table-cell table:number-columns-repeated="10"/>
        </table:table-row>
      </table:table>
      <table:table table:name="CUESTINAR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📋 Encuesta express (WhatsApp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. ¿Cuál es tu nicho principal?</text:p>
          </table:table-cell>
        </table:table-row>
        <table:table-row table:style-name="ro1">
          <table:table-cell office:value-type="string" calcext:value-type="string">
            <text:p>1️⃣ Retail</text:p>
          </table:table-cell>
        </table:table-row>
        <table:table-row table:style-name="ro1">
          <table:table-cell office:value-type="string" calcext:value-type="string">
            <text:p>2️⃣ Gimnasio / Fitness</text:p>
          </table:table-cell>
        </table:table-row>
        <table:table-row table:style-name="ro1">
          <table:table-cell office:value-type="string" calcext:value-type="string">
            <text:p>3️⃣ Servicios</text:p>
          </table:table-cell>
        </table:table-row>
        <table:table-row table:style-name="ro1">
          <table:table-cell office:value-type="string" calcext:value-type="string">
            <text:p>4️⃣ Otr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. ¿Tu objetivo actual es principalmente…?</text:p>
          </table:table-cell>
        </table:table-row>
        <table:table-row table:style-name="ro1">
          <table:table-cell office:value-type="string" calcext:value-type="string">
            <text:p>1️⃣ Vender más</text:p>
          </table:table-cell>
        </table:table-row>
        <table:table-row table:style-name="ro1">
          <table:table-cell office:value-type="string" calcext:value-type="string">
            <text:p>2️⃣ Cobrar mejor / más rápido</text:p>
          </table:table-cell>
        </table:table-row>
        <table:table-row table:style-name="ro1">
          <table:table-cell office:value-type="string" calcext:value-type="string">
            <text:p>3️⃣ Retener clientes</text:p>
          </table:table-cell>
        </table:table-row>
        <table:table-row table:style-name="ro1">
          <table:table-cell office:value-type="string" calcext:value-type="string">
            <text:p>4️⃣ Optimizar procesos interno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. ¿Cuentas con CRM para gestionar clientes?</text:p>
          </table:table-cell>
        </table:table-row>
        <table:table-row table:style-name="ro1">
          <table:table-cell office:value-type="string" calcext:value-type="string">
            <text:p>1️⃣ Sí</text:p>
          </table:table-cell>
        </table:table-row>
        <table:table-row table:style-name="ro1">
          <table:table-cell office:value-type="string" calcext:value-type="string">
            <text:p>2️⃣ N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4. ¿Cuentas con ERP u otro sistema administrativo?</text:p>
          </table:table-cell>
        </table:table-row>
        <table:table-row table:style-name="ro1">
          <table:table-cell office:value-type="string" calcext:value-type="string">
            <text:p>1️⃣ Sí</text:p>
          </table:table-cell>
        </table:table-row>
        <table:table-row table:style-name="ro1">
          <table:table-cell office:value-type="string" calcext:value-type="string">
            <text:p>2️⃣ N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5. ¿Usas actualmente alguna herramienta de IA o automatización?</text:p>
          </table:table-cell>
        </table:table-row>
        <table:table-row table:style-name="ro1">
          <table:table-cell office:value-type="string" calcext:value-type="string">
            <text:p>1️⃣ Sí</text:p>
          </table:table-cell>
        </table:table-row>
        <table:table-row table:style-name="ro1">
          <table:table-cell office:value-type="string" calcext:value-type="string">
            <text:p>2️⃣ N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. ¿Quieres recibir una propuesta personalizada para tu negocio?</text:p>
          </table:table-cell>
        </table:table-row>
        <table:table-row table:style-name="ro1">
          <table:table-cell office:value-type="string" calcext:value-type="string">
            <text:p>1️⃣ Sí</text:p>
          </table:table-cell>
        </table:table-row>
        <table:table-row table:style-name="ro1">
          <table:table-cell office:value-type="string" calcext:value-type="string">
            <text:p>2️⃣ 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22:10:41.959013512</meta:creation-date>
    <dc:date>2026-01-13T08:12:13.755671359</dc:date>
    <meta:editing-duration>PT4H21M27S</meta:editing-duration>
    <meta:editing-cycles>1</meta:editing-cycles>
    <meta:document-statistic meta:table-count="9" meta:cell-count="371" meta:object-count="0"/>
    <meta:generator>LibreOffice/25.8.4.2$Linux_X86_64 LibreOffice_project/580$Build-2</meta:generator>
  </office:meta>
</office:document-meta>
</file>